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1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6cm" draw:shadow-color="#808080" loext:decorative="false"/>
      <style:paragraph-properties style:writing-mode="lr-tb"/>
    </style:style>
    <style:style style:name="pr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9.9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 loext:tab-stop-distance="0cm">
        <style:tab-stops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1.199cm" fo:margin-right="0cm" fo:margin-top="0.502cm" fo:margin-bottom="0cm" fo:line-height="93%" fo:text-indent="-0.878cm" style:punctuation-wrap="simple" style:line-break="strict" loext:tab-stop-distance="0cm">
        <style:tab-stops>
          <style:tab-stop style:position="0cm"/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3%" fo:text-indent="0cm" style:punctuation-wrap="simple" style:line-break="strict" loext:tab-stop-distance="0cm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.2cm" fo:margin-bottom="0cm" fo:line-height="93%" fo:text-indent="0cm" style:punctuation-wrap="simple" style:line-break="strict" loext:tab-stop-distance="0cm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2.063cm" fo:margin-right="0cm" fo:margin-top="0cm" fo:margin-bottom="0cm" fo:line-height="93%" fo:text-indent="-0.767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1.199cm" fo:margin-right="0cm" fo:margin-top="0cm" fo:margin-bottom="0cm" fo:line-height="93%" fo:text-indent="-0.873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93%" fo:text-indent="0cm" style:punctuation-wrap="simple" style:line-break="strict" loext:tab-stop-distance="0cm" style:font-independent-line-spacing="true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0cm" fo:margin-right="0cm" fo:margin-top="0.2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2.063cm" fo:margin-right="0cm" fo:margin-top="0.2cm" fo:margin-bottom="0cm" fo:text-indent="-0.771cm" style:punctuation-wrap="simple" style:line-break="strict" loext:tab-stop-distance="0cm">
        <style:tab-stops>
          <style:tab-stop style:position="0cm"/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2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.502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.952cm" fo:margin-right="0cm" fo:margin-top="0.502cm" fo:margin-bottom="0cm" fo:line-height="93%" fo:text-indent="-0.93cm" style:punctuation-wrap="simple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8" style:family="paragraph">
      <style:paragraph-properties fo:margin-left="0.952cm" fo:margin-right="0cm" fo:margin-top="0.502cm" fo:margin-bottom="0cm" fo:line-height="93%" fo:text-align="center" fo:text-indent="-0.93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.948cm" fo:margin-right="0cm" fo:margin-top="0cm" fo:margin-bottom="0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margin-top="0.1cm" fo:margin-bottom="0cm" fo:line-height="93%" fo:text-align="center" fo:text-indent="0cm" style:punctuation-wrap="simple" style:line-break="strict" loext:tab-stop-distance="0cm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loext:graphic-properties draw:fill="none" draw:fill-color="#ffffff"/>
      <style:paragraph-properties fo:text-align="center" style:font-independent-line-spacing="true"/>
    </style:style>
    <style:style style:name="P22" style:family="paragraph">
      <style:paragraph-properties fo:margin-left="0cm" fo:margin-right="0cm" fo:margin-top="0.1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1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margin-top="0.401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.4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4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7" style:family="paragraph">
      <style:paragraph-properties fo:margin-left="0cm" fo:margin-right="0cm" fo:margin-top="0.502cm" fo:margin-bottom="0cm" fo:line-height="93%" fo:text-align="start" fo:text-indent="0cm" style:punctuation-wrap="simple" style:line-break="strict" loext:tab-stop-distance="0cm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3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5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6" style:family="text">
      <style:text-properties style:font-name="Courier New" fo:font-size="16pt" fo:language="en" fo:country="IE" style:font-size-asian="16pt" style:language-asian="en" style:country-asian="IE" style:font-size-complex="16pt" style:language-complex="en" style:country-complex="IE"/>
    </style:style>
    <style:style style:name="T7" style:family="text">
      <style:text-properties style:font-name="Courier New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8" style:family="text">
      <style:text-properties style:font-name="Courier New" fo:font-size="14pt" fo:language="en" fo:country="IE" style:font-size-asian="14pt" style:language-asian="en" style:country-asian="IE" style:font-size-complex="14pt" style:language-complex="en" style:country-complex="IE"/>
    </style:style>
    <style:style style:name="T9" style:family="text">
      <style:text-properties fo:font-size="36pt" fo:language="en" fo:country="IE" style:font-size-asian="36pt" style:language-asian="en" style:country-asian="IE" style:font-size-complex="36pt" style:language-complex="en" style:country-complex="IE"/>
    </style:style>
    <style:style style:name="T10" style:family="text">
      <style:text-properties fo:font-size="32pt" fo:language="en" fo:country="IE" style:font-size-asian="32pt" style:language-asian="en" style:country-asian="IE" style:font-size-complex="32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2.626cm" svg:x="1.604cm" svg:y="6.15cm" presentation:class="title" presentation:user-transformed="true">
          <draw:text-box>
            <text:list text:style-name="L1">
              <text:list-header>
                <text:p text:style-name="P1"><text:span text:style-name="T1">TLSv1.3</text:span><text:span text:style-name="T1"><text:line-break/></text:span><text:span text:style-name="T2">...quite a big change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3">TLSv1.3</text:span></text:p>
              </text:list-header>
            </text:list>
          </draw:text-box>
        </draw:frame>
        <draw:frame presentation:style-name="pr4" draw:text-style-name="P2" draw:layer="layout" svg:width="25.197cm" svg:height="9.135cm" svg:x="1.397cm" svg:y="3.684cm" presentation:class="outline" presentation:user-transformed="true">
          <draw:text-box>
            <text:list text:style-name="L2">
              <text:list-item>
                <text:p text:style-name="P5"><text:span text:style-name="T3">Administrivia</text:span></text:p>
              </text:list-item>
              <text:list-item>
                <text:p text:style-name="P5"><text:span text:style-name="T3">Process</text:span></text:p>
              </text:list-item>
              <text:list-item>
                <text:p text:style-name="P5"><text:span text:style-name="T3">Protocol</text:span></text:p>
              </text:list-item>
              <text:list-item>
                <text:p text:style-name="P5"><text:span text:style-name="T3">Issue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" presentation:class="page"/>
          <draw:frame presentation:style-name="pr5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3">Administrivia</text:span></text:p>
              </text:list-header>
            </text:list>
          </draw:text-box>
        </draw:frame>
        <draw:frame presentation:style-name="pr6" draw:text-style-name="P12" draw:layer="layout" svg:width="25.197cm" svg:height="10.261cm" svg:x="1cm" svg:y="3.614cm" presentation:class="outline" presentation:user-transformed="true">
          <draw:text-box>
            <text:list text:style-name="L4">
              <text:list-item>
                <text:p text:style-name="P7"><text:span text:style-name="T4">TLSv1.3 = RFC8446</text:span></text:p>
              </text:list-item>
              <text:list-item>
                <text:p text:style-name="P7"><text:span text:style-name="T4">Took 4 years to get done</text:span></text:p>
              </text:list-item>
              <text:list-item>
                <text:p text:style-name="P7"><text:span text:style-name="T4">160 pages (eek!) - do not ignore Apendices C,D and E!</text:span></text:p>
              </text:list-item>
              <text:list-item>
                <text:p text:style-name="P8"><text:span text:style-name="T4">Written for implementers – you may need to read it more than once (some less clear forward references), but it’s pretty readable really</text:span></text:p>
              </text:list-item>
              <text:list-item>
                <text:p text:style-name="P7"><text:span text:style-name="T4">Minor update in progress, really clarifying text:</text:span></text:p>
                <text:list>
                  <text:list-item>
                    <text:p text:style-name="P9"><text:span text:style-name="T4"><text:a xlink:href="https://datatracker.ietf.org/doc/draft-ietf-tls-rfc8446bis/" xlink:type="simple">https://datatracker.ietf.org/doc/draft-ietf-tls-rfc8446bis/</text:a></text:span><text:span text:style-name="T4"><text:s/></text:span></text:p>
                  </text:list-item>
                </text:list>
              </text:list-item>
              <text:list-item>
                <text:p text:style-name="P9"><text:span text:style-name="T4">Widely implemented, widely deployed</text:span></text:p>
              </text:list-item>
              <text:list-item>
                <text:p text:style-name="P9"><text:span text:style-name="T4">Another description that may be useful is in a Cloudflare blog by Nick Sullivan: </text:span><text:span text:style-name="T4"><text:a xlink:href="https://blog.cloudflare.com/rfc-8446-aka-tls-1-3/" xlink:type="simple">https://blog.cloudflare.com/rfc-8446-aka-tls-1-3/</text:a></text:span><text:span text:style-name="T4"><text:s/></text:span></text:p>
              </text:list-item>
            </text:list>
            <text:list text:style-name="L5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1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3" presentation:class="page"/>
          <draw:frame presentation:style-name="pr5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7" draw:text-style-name="P15" draw:layer="layout" svg:width="25.193cm" svg:height="10.816cm" svg:x="1.397cm" svg:y="3.684cm" presentation:class="outline" presentation:user-transformed="true">
          <draw:text-box>
            <text:list text:style-name="L6">
              <text:list-item>
                <text:p text:style-name="P13"><text:span text:style-name="T1">Work started in 2014, motivations included TLS attacks seen in theory and in the wild and Snowdonia</text:span></text:p>
              </text:list-item>
              <text:list-item>
                <text:p text:style-name="P13"><text:span text:style-name="T1">Represents a </text:span><text:span text:style-name="T5">major</text:span><text:span text:style-name="T1"> change in the protocol - version numbering bikeshed was well painted</text:span></text:p>
              </text:list-item>
              <text:list-item>
                <text:p text:style-name="P13"><text:span text:style-name="T1">Academic cryptographers worked closely with implementers to (hopefully!) ensure we don’t see the same crypto/protocol failures in future</text:span></text:p>
              </text:list-item>
              <text:list-item>
                <text:p text:style-name="P13"><text:span text:style-name="T1">Two academic workshops were held and the protocol design was modified numerous times to better match cryptographic theory</text:span></text:p>
              </text:list-item>
              <text:list-item>
                <text:p><text:span text:style-name="T1">2016 TRON:</text:span></text:p>
                <text:list>
                  <text:list-item>
                    <text:p><text:span text:style-name="T1"><text:a xlink:href="https://www.ndss-symposium.org/ndss2016/tron-workshop-programme/" xlink:type="simple">https://www.ndss-symposium.org/ndss2016/tron-workshop-programme/</text:a></text:span></text:p>
                  </text:list-item>
                </text:list>
              </text:list-item>
              <text:list-item>
                <text:p><text:span text:style-name="T1">2017 TLS-DIV:</text:span></text:p>
                <text:list>
                  <text:list-item>
                    <text:p><text:span text:style-name="T1"><text:a xlink:href="https://www.mitls.org/tls:div/" xlink:type="simple">https://www.mitls.org/tls:div/</text:a></text:span><text:span text:style-name="T1">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4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Major Changes</text:span></text:p>
              </text:list-header>
            </text:list>
          </draw:text-box>
        </draw:frame>
        <draw:frame presentation:style-name="pr8" draw:text-style-name="P2" draw:layer="layout" svg:width="25.193cm" svg:height="10.941cm" svg:x="1.397cm" svg:y="3.684cm" presentation:class="outline" presentation:user-transformed="true">
          <draw:text-box>
            <text:list text:style-name="L6">
              <text:list-item>
                <text:p text:style-name="P16"><text:span text:style-name="T1"><text:s/>Drop less desirable algorithms and move to AEAD everywhere</text:span></text:p>
              </text:list-item>
              <text:list-item>
                <text:p text:style-name="P16"><text:span text:style-name="T1"><text:s/>Change how new ciphersuites get defined and get RECOMMENDED</text:span></text:p>
              </text:list-item>
              <text:list-item>
                <text:p text:style-name="P16"><text:span text:style-name="T1"><text:s/>Added “0-RTT” mode, a double-edged sword! (aka sharp implement)</text:span></text:p>
              </text:list-item>
              <text:list-item>
                <text:p text:style-name="P16"><text:span text:style-name="T1"><text:s/>RSA key transport removed, all key exchanges provide forward secrecy</text:span></text:p>
              </text:list-item>
              <text:list-item>
                <text:p text:style-name="P16"><text:span text:style-name="T1"><text:s/>More encryption of handshake including some extensions</text:span></text:p>
              </text:list-item>
              <text:list-item>
                <text:p text:style-name="P16"><text:span text:style-name="T1"><text:s/>ECC is now built-in </text:span></text:p>
              </text:list-item>
              <text:list-item>
                <text:p text:style-name="P16"><text:span text:style-name="T1"><text:s/>No more compression or custom DH groups</text:span></text:p>
              </text:list-item>
              <text:list-item>
                <text:p text:style-name="P16"><text:span text:style-name="T1"><text:s/>Pre-shared keying, tickets and session handling all done in one way</text:span></text:p>
              </text:list-item>
              <text:list-item>
                <text:p text:style-name="P16"><text:span text:style-name="T1"><text:s/>PKCS#1v1.5 -&gt; RSA PSS for protocol signatures (but not certificates)</text:span></text:p>
              </text:list-item>
              <text:list-item>
                <text:p text:style-name="P16"><text:span text:style-name="T1"><text:s/>Versioning muck – need to pretend to not be TLSv1.3 for deployment in the real world of middleboxe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5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TLSv1.3 Features</text:span></text:p>
              </text:list-header>
            </text:list>
          </draw:text-box>
        </draw:frame>
        <draw:frame presentation:style-name="pr8" draw:text-style-name="P2" draw:layer="layout" svg:width="25.193cm" svg:height="10.941cm" svg:x="1.397cm" svg:y="3.684cm" presentation:class="outline" presentation:user-transformed="true">
          <draw:text-box>
            <text:list text:style-name="L6">
              <text:list-item>
                <text:p text:style-name="P16"><text:span text:style-name="T1"><text:s/>These slides are </text:span><text:span text:style-name="T5">not</text:span><text:span text:style-name="T1"> a replacement for reading the spec</text:span></text:p>
              </text:list-item>
              <text:list-item>
                <text:p text:style-name="P16"><text:span text:style-name="T1"><text:s/>1-RTT handshake</text:span></text:p>
              </text:list-item>
              <text:list-item>
                <text:p text:style-name="P16"><text:span text:style-name="T1"><text:s/>HRR</text:span></text:p>
              </text:list-item>
              <text:list-item>
                <text:p text:style-name="P16"><text:span text:style-name="T1"><text:s/>PSK/Resumption</text:span></text:p>
              </text:list-item>
              <text:list-item>
                <text:p text:style-name="P16"><text:span text:style-name="T1"><text:s/>0-RTT</text:span></text:p>
              </text:list-item>
              <text:list-item>
                <text:p text:style-name="P16"><text:span text:style-name="T1"><text:s/>Ciphersuite re-factoring</text:span></text:p>
              </text:list-item>
              <text:list-item>
                <text:p text:style-name="P16"><text:span text:style-name="T1"><text:s/>Key Derivation</text:span></text:p>
              </text:list-item>
              <text:list-item>
                <text:p text:style-name="P16"><text:span text:style-name="T1"><text:s/>Versioning muck</text:span></text:p>
              </text:list-item>
              <text:list-item>
                <text:p text:style-name="P16"><text:span text:style-name="T1"><text:s/>(Notable) extensions</text:span></text:p>
              </text:list-item>
              <text:list-item>
                <text:p text:style-name="P16"><text:span text:style-name="T1"><text:s/>Record Protocol</text:span></text:p>
              </text:list-item>
              <text:list-item>
                <text:p text:style-name="P16"><text:span text:style-name="T1"><text:s/>Security Propertie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6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Full “1-RTT” Handshake</text:span></text:p>
                <text:p text:style-name="P19"><text:span text:style-name="T6"/></text:p>
                <text:p text:style-name="P19"><text:span text:style-name="T8">Client <text:s text:c="46"/>Server</text:span></text:p>
                <text:p text:style-name="P19"><text:span text:style-name="T8"/></text:p>
                <text:p text:style-name="P19"><text:span text:style-name="T8">Key <text:s/>^ ClientHello</text:span></text:p>
                <text:p text:style-name="P19"><text:span text:style-name="T8">Exch | + key_share*</text:span></text:p>
                <text:p text:style-name="P19"><text:span text:style-name="T8"><text:s text:c="5"/>| + signature_algorithms*</text:span></text:p>
                <text:p text:style-name="P19"><text:span text:style-name="T8"><text:s text:c="5"/>| + psk_key_exchange_modes*</text:span></text:p>
                <text:p text:style-name="P19"><text:span text:style-name="T8"><text:s text:c="5"/>v + pre_shared_key* <text:s text:c="8"/>--------&gt;</text:span></text:p>
                <text:p text:style-name="P19"><text:span text:style-name="T8"><text:s text:c="55"/>ServerHello <text:s/>^ Key</text:span></text:p>
                <text:p text:style-name="P19"><text:span text:style-name="T8"><text:s text:c="54"/>+ key_share* <text:s/>| Exch</text:span></text:p>
                <text:p text:style-name="P19"><text:span text:style-name="T8"><text:s text:c="49"/>+ pre_shared_key* <text:s/>v</text:span></text:p>
                <text:p text:style-name="P19"><text:span text:style-name="T8"><text:s text:c="45"/>{EncryptedExtensions} <text:s/>^ <text:s/>Server</text:span></text:p>
                <text:p text:style-name="P19"><text:span text:style-name="T8"><text:s text:c="45"/>{CertificateRequest*} <text:s/>v <text:s/>Params</text:span></text:p>
                <text:p text:style-name="P19"><text:span text:style-name="T8"><text:s text:c="52"/>{Certificate*} <text:s/>^</text:span></text:p>
                <text:p text:style-name="P19"><text:span text:style-name="T8"><text:s text:c="46"/>{CertificateVerify*} <text:s/>| Auth</text:span></text:p>
                <text:p text:style-name="P19"><text:span text:style-name="T8"><text:s text:c="56"/>{Finished} <text:s/>v</text:span></text:p>
                <text:p text:style-name="P19"><text:span text:style-name="T8"><text:s text:c="33"/>&lt;-------- <text:s text:c="4"/>[Application Data*]</text:span></text:p>
                <text:p text:style-name="P19"><text:span text:style-name="T8"><text:s text:c="5"/>^ {Certificate*}</text:span></text:p>
                <text:p text:style-name="P19"><text:span text:style-name="T8">Auth | {CertificateVerify*}</text:span></text:p>
                <text:p text:style-name="P19"><text:span text:style-name="T8"><text:s text:c="5"/>v {Finished} <text:s text:c="15"/>--------&gt;</text:span></text:p>
                <text:p text:style-name="P19"><text:span text:style-name="T8"><text:s text:c="7"/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7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Handshake with HelloRetryRequest</text:span></text:p>
                <text:p text:style-name="P19"><text:span text:style-name="T6"/></text:p>
                <text:p text:style-name="P19"><text:span text:style-name="T8"/></text:p>
                <text:p text:style-name="P19"><text:span text:style-name="T8"><text:s text:c="12"/>Client <text:s text:c="46"/>Server</text:span></text:p>
                <text:p text:style-name="P19"><text:span text:style-name="T8"/></text:p>
                <text:p text:style-name="P19"><text:span text:style-name="T8"><text:s text:c="12"/>ClientHello</text:span></text:p>
                <text:p text:style-name="P19"><text:span text:style-name="T8"><text:s text:c="12"/>+ key_share <text:s text:c="12"/>--------&gt;</text:span></text:p>
                <text:p text:style-name="P19"><text:span text:style-name="T8"><text:s text:c="36"/>&lt;-------- <text:s text:c="8"/>HelloRetryRequest</text:span></text:p>
                <text:p text:style-name="P19"><text:span text:style-name="T8"><text:s text:c="60"/>+ key_share</text:span></text:p>
                <text:p text:style-name="P19"><text:span text:style-name="T8"/></text:p>
                <text:p text:style-name="P19"><text:span text:style-name="T8"><text:s text:c="12"/>ClientHello</text:span></text:p>
                <text:p text:style-name="P19"><text:span text:style-name="T8"><text:s text:c="12"/>+ key_share <text:s text:c="12"/>--------&gt;</text:span></text:p>
                <text:p text:style-name="P19"><text:span text:style-name="T8"><text:s text:c="60"/>ServerHello</text:span></text:p>
                <text:p text:style-name="P19"><text:span text:style-name="T8"><text:s text:c="60"/>+ key_share</text:span></text:p>
                <text:p text:style-name="P19"><text:span text:style-name="T8"><text:s text:c="50"/>{EncryptedExtensions}</text:span></text:p>
                <text:p text:style-name="P19"><text:span text:style-name="T8"><text:s text:c="50"/>{CertificateRequest*}</text:span></text:p>
                <text:p text:style-name="P19"><text:span text:style-name="T8"><text:s text:c="57"/>{Certificate*}</text:span></text:p>
                <text:p text:style-name="P19"><text:span text:style-name="T8"><text:s text:c="51"/>{CertificateVerify*}</text:span></text:p>
                <text:p text:style-name="P19"><text:span text:style-name="T8"><text:s text:c="61"/>{Finished}</text:span></text:p>
                <text:p text:style-name="P19"><text:span text:style-name="T8"><text:s text:c="36"/>&lt;-------- <text:s text:c="6"/>[Application Data*]</text:span></text:p>
                <text:p text:style-name="P19"><text:span text:style-name="T8"><text:s text:c="12"/>{Certificate*}</text:span></text:p>
                <text:p text:style-name="P19"><text:span text:style-name="T8"><text:s text:c="12"/>{CertificateVerify*}</text:span></text:p>
                <text:p text:style-name="P19"><text:span text:style-name="T8"><text:s text:c="12"/>{Finished} <text:s text:c="13"/>--------&gt;</text:span></text:p>
                <text:p text:style-name="P19"><text:span text:style-name="T8"><text:s text:c="12"/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8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Resumption/Re-use of PSK</text:span></text:p>
                <text:p text:style-name="P19"><text:span text:style-name="T8"><text:s text:c="12"/>Client <text:s text:c="46"/>Server</text:span></text:p>
                <text:p text:style-name="P19"><text:span text:style-name="T8"/></text:p>
                <text:p text:style-name="P19"><text:span text:style-name="T8"><text:s text:c="3"/>Initial Handshake:</text:span></text:p>
                <text:p text:style-name="P19"><text:span text:style-name="T8"><text:s text:c="10"/>ClientHello</text:span></text:p>
                <text:p text:style-name="P19"><text:span text:style-name="T8"><text:s text:c="10"/>+ key_share <text:s text:c="14"/>--------&gt;</text:span></text:p>
                <text:p text:style-name="P19"><text:span text:style-name="T8"><text:s text:c="58"/>ServerHello</text:span></text:p>
                <text:p text:style-name="P19"><text:span text:style-name="T8"><text:s text:c="58"/>+ key_share</text:span></text:p>
                <text:p text:style-name="P19"><text:span text:style-name="T8"><text:s text:c="48"/>{EncryptedExtensions}</text:span></text:p>
                <text:p text:style-name="P19"><text:span text:style-name="T8"><text:s text:c="48"/>{CertificateRequest*}</text:span></text:p>
                <text:p text:style-name="P19"><text:span text:style-name="T8"><text:s text:c="55"/>{Certificate*}</text:span></text:p>
                <text:p text:style-name="P19"><text:span text:style-name="T8"><text:s text:c="49"/>{CertificateVerify*}</text:span></text:p>
                <text:p text:style-name="P19"><text:span text:style-name="T8"><text:s text:c="59"/>{Finished}</text:span></text:p>
                <text:p text:style-name="P19"><text:span text:style-name="T8"><text:s text:c="36"/>&lt;-------- <text:s text:c="4"/>[Application Data*]</text:span></text:p>
                <text:p text:style-name="P19"><text:span text:style-name="T8"><text:s text:c="10"/>{Certificate*}</text:span></text:p>
                <text:p text:style-name="P19"><text:span text:style-name="T8"><text:s text:c="10"/>{CertificateVerify*}</text:span></text:p>
                <text:p text:style-name="P19"><text:span text:style-name="T8"><text:s text:c="10"/>{Finished} <text:s text:c="15"/>--------&gt;</text:span></text:p>
                <text:p text:style-name="P19"><text:span text:style-name="T8"><text:s text:c="36"/>&lt;-------- <text:s text:c="5"/>[NewSessionTicket]</text:span></text:p>
                <text:p text:style-name="P19"><text:span text:style-name="T8"><text:s text:c="10"/>[Application Data] <text:s text:c="7"/>&lt;-------&gt; <text:s text:c="5"/>[Application Data]</text:span></text:p>
                <text:p text:style-name="P19"><text:span text:style-name="T8"/></text:p>
                <text:p text:style-name="P19"><text:span text:style-name="T8"><text:s text:c="3"/>Subsequent Handshake:</text:span></text:p>
                <text:p text:style-name="P19"><text:span text:style-name="T8"><text:s text:c="10"/>ClientHello</text:span></text:p>
                <text:p text:style-name="P19"><text:span text:style-name="T8"><text:s text:c="10"/>+ key_share*</text:span></text:p>
                <text:p text:style-name="P19"><text:span text:style-name="T8"><text:s text:c="10"/>+ pre_shared_key <text:s text:c="9"/>--------&gt;</text:span></text:p>
                <text:p text:style-name="P19"><text:span text:style-name="T8"><text:s text:c="58"/>ServerHello</text:span></text:p>
                <text:p text:style-name="P19"><text:span text:style-name="T8"><text:s text:c="53"/>+ pre_shared_key</text:span></text:p>
                <text:p text:style-name="P19"><text:span text:style-name="T8"><text:s text:c="57"/>+ key_share*</text:span></text:p>
                <text:p text:style-name="P19"><text:span text:style-name="T8"><text:s text:c="48"/>{EncryptedExtensions}</text:span></text:p>
                <text:p text:style-name="P19"><text:span text:style-name="T8"><text:s text:c="59"/>{Finished}</text:span></text:p>
                <text:p text:style-name="P19"><text:span text:style-name="T8"><text:s text:c="36"/>&lt;-------- <text:s text:c="4"/>[Application Data*]</text:span></text:p>
                <text:p text:style-name="P19"><text:span text:style-name="T8"><text:s text:c="10"/>{Finished} <text:s text:c="15"/>--------&gt;</text:span></text:p>
                <text:p text:style-name="P19"><text:span text:style-name="T8"><text:s text:c="10"/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9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“0-RTT” Early Data</text:span></text:p>
                <text:p text:style-name="P19"><text:span text:style-name="T8"/></text:p>
                <text:p text:style-name="P19"><text:span text:style-name="T8"><text:s text:c="12"/>Client <text:s text:c="46"/>Server</text:span></text:p>
                <text:p text:style-name="P19"><text:span text:style-name="T8"/></text:p>
                <text:p text:style-name="P19"><text:span text:style-name="T8"><text:s text:c="12"/>ClientHello</text:span></text:p>
                <text:p text:style-name="P19"><text:span text:style-name="T8"><text:s text:c="12"/>+ early_data</text:span></text:p>
                <text:p text:style-name="P19"><text:span text:style-name="T8"><text:s text:c="12"/>+ key_share*</text:span></text:p>
                <text:p text:style-name="P19"><text:span text:style-name="T8"><text:s text:c="12"/>+ psk_key_exchange_modes</text:span></text:p>
                <text:p text:style-name="P19"><text:span text:style-name="T8"><text:s text:c="12"/>+ pre_shared_key</text:span></text:p>
                <text:p text:style-name="P19"><text:span text:style-name="T8"><text:s text:c="12"/>(Application Data*) <text:s text:c="4"/>--------&gt;</text:span></text:p>
                <text:p text:style-name="P19"><text:span text:style-name="T8"><text:s text:c="60"/>ServerHello</text:span></text:p>
                <text:p text:style-name="P19"><text:span text:style-name="T8"><text:s text:c="55"/>+ pre_shared_key</text:span></text:p>
                <text:p text:style-name="P19"><text:span text:style-name="T8"><text:s text:c="59"/>+ key_share*</text:span></text:p>
                <text:p text:style-name="P19"><text:span text:style-name="T8"><text:s text:c="50"/>{EncryptedExtensions}</text:span></text:p>
                <text:p text:style-name="P19"><text:span text:style-name="T8"><text:s text:c="58"/>+ early_data*</text:span></text:p>
                <text:p text:style-name="P19"><text:span text:style-name="T8"><text:s text:c="61"/>{Finished}</text:span></text:p>
                <text:p text:style-name="P19"><text:span text:style-name="T8"><text:s text:c="36"/>&lt;-------- <text:s text:c="6"/>[Application Data*]</text:span></text:p>
                <text:p text:style-name="P19"><text:span text:style-name="T8"><text:s text:c="12"/>(EndOfEarlyData)</text:span></text:p>
                <text:p text:style-name="P19"><text:span text:style-name="T8"><text:s text:c="12"/>{Finished} <text:s text:c="13"/>--------&gt;</text:span></text:p>
                <text:p text:style-name="P19"><text:span text:style-name="T8"/></text:p>
                <text:p text:style-name="P19"><text:span text:style-name="T8"><text:s text:c="12"/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0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0" draw:text-style-name="P21" draw:layer="layout" svg:width="25.193cm" svg:height="2.626cm" svg:x="1.397cm" svg:y="0.627cm" presentation:class="title" presentation:user-transformed="true">
          <draw:text-box>
            <text:p text:style-name="P20"><text:span text:style-name="T9">“0-RTT” is a DANGEROUS IMPLEMENT</text:span></text:p>
          </draw:text-box>
        </draw:frame>
        <draw:frame presentation:style-name="pr11" draw:text-style-name="P23" draw:layer="layout" svg:width="25.193cm" svg:height="12.143cm" svg:x="1.307cm" svg:y="3.253cm" presentation:class="outline" presentation:user-transformed="true">
          <draw:text-box>
            <text:list text:style-name="L6">
              <text:list-item>
                <text:p text:style-name="P22"><text:span text:style-name="T1">Not great terminology – client needs first to have a PSK, and of course doesn’t get an answer for at least one RTT and there could be a DNS RTT first</text:span></text:p>
              </text:list-item>
              <text:list-item>
                <text:p text:style-name="P22"><text:span text:style-name="T1">Browsers want to send HTTP GET requests in “first flight” - without this feature it’s likely TLSv1.3 would not have been adopted on the web </text:span></text:p>
                <text:list>
                  <text:list-item>
                    <text:p><text:span text:style-name="T1">People need more incentives than just better security to cause them to upgrade</text:span></text:p>
                  </text:list-item>
                </text:list>
              </text:list-item>
              <text:list-item>
                <text:p text:style-name="P22"><text:span text:style-name="T1">Problem: </text:span><text:span text:style-name="T5">early-data can be REPLAYed</text:span></text:p>
                <text:list>
                  <text:list-item>
                    <text:p><text:span text:style-name="T1">Attacker records 0-RTT messages incl. early data</text:span></text:p>
                  </text:list-item>
                  <text:list-item>
                    <text:p><text:span text:style-name="T1">Replay that against another instance of a load-balanced server, e.g. in another data-centre where load-balanced instances can’t easily share an anti-replay cache</text:span></text:p>
                  </text:list-item>
                  <text:list-item>
                    <text:p><text:span text:style-name="T1">Example: DPRIVE – DNS-ovet-TLS (DoT) with anycast recursives</text:span></text:p>
                  </text:list-item>
                </text:list>
              </text:list-item>
              <text:list-item>
                <text:p text:style-name="P22"><text:span text:style-name="T1">Bigger problem: properly handling the semantics of early-data is neither simple nor obvious, but the attraction of go-faster-stripes is simple and obvious</text:span></text:p>
              </text:list-item>
              <text:list-item>
                <text:p text:style-name="P22"><text:span text:style-name="T1">Smaller problem – early-data not authenticated until server validates client’s Finished – can cause API headaches in servers, - do not act on early-data until after Finished is checked</text:span></text:p>
                <text:list>
                  <text:list-item>
                    <text:p><text:span text:style-name="T1">Web servers might or might not (yuk) adhere to this rule, as in theory (but not in practice), HTTP GET and some other HTTP request methods are idempotent; see RFC 847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1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Ciphersuite Re-factoring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As the handshake has changed a lot, the WG decided to separate out record layer crypto from key exchange and authentication so...</text:span></text:p>
              </text:list-item>
              <text:list-item>
                <text:p text:style-name="P16"><text:span text:style-name="T10">TLSv1.3 ciphersuites only reflect the record layer encryption (bulk cipher and key derivation function hash function) and not the key exchange and authentication parameters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10">TLS_AES_128_GCM_SHA256 is a TLSv1.3 ciphersuite</text:span></text:p>
                  </text:list-item>
                  <text:list-item>
                    <text:p text:style-name="P24"><text:span text:style-name="T10">TLS_RSA_WITH_AES_128_CBC_SHA256 is a TLSv1.2 ciphersuite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10">Key exchange and authentication parameters are dealt with in handshake extensions in TLSv1.3, e.g. using the key_share, supported_groups and signature_algorithms extensions in ClientHello and other handshake message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2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Key Schedule/Derivation Function</text:span></text:p>
                <text:p text:style-name="P19"><text:span text:style-name="T8"/></text:p>
                <text:p text:style-name="P19"><text:span text:style-name="T8"/></text:p>
                <text:p text:style-name="P19"><text:span text:style-name="T8"/></text:p>
                <text:p text:style-name="P19"><text:span text:style-name="T8"><text:s text:c="7"/>HKDF-Expand-Label(Secret, Label, Context, Length) =</text:span></text:p>
                <text:p text:style-name="P19"><text:span text:style-name="T8"><text:s text:c="12"/>HKDF-Expand(Secret, HkdfLabel, Length)</text:span></text:p>
                <text:p text:style-name="P19"><text:span text:style-name="T8"/></text:p>
                <text:p text:style-name="P19"><text:span text:style-name="T8"><text:s text:c="7"/>Where HkdfLabel is specified as:</text:span></text:p>
                <text:p text:style-name="P19"><text:span text:style-name="T8"/></text:p>
                <text:p text:style-name="P19"><text:span text:style-name="T8"><text:s text:c="7"/>struct {</text:span></text:p>
                <text:p text:style-name="P19"><text:span text:style-name="T8"><text:s text:c="11"/>uint16 length = Length;</text:span></text:p>
                <text:p text:style-name="P19"><text:span text:style-name="T8"><text:s text:c="11"/>opaque label&lt;7..255&gt; = "tls13 " + Label;</text:span></text:p>
                <text:p text:style-name="P19"><text:span text:style-name="T8"><text:s text:c="11"/>opaque context&lt;0..255&gt; = Context;</text:span></text:p>
                <text:p text:style-name="P19"><text:span text:style-name="T8"><text:s text:c="7"/>} HkdfLabel;</text:span></text:p>
                <text:p text:style-name="P19"><text:span text:style-name="T8"/></text:p>
                <text:p text:style-name="P19"><text:span text:style-name="T8"><text:s text:c="7"/>Derive-Secret(Secret, Label, Messages) =</text:span></text:p>
                <text:p text:style-name="P19"><text:span text:style-name="T8"><text:s text:c="12"/>HKDF-Expand-Label(Secret, Label,</text:span></text:p>
                <text:p text:style-name="P19"><text:span text:style-name="T8"><text:s text:c="30"/>Transcript-Hash(Messages), Hash.length)</text:span></text:p>
                <text:p text:style-name="P19"><text:span text:style-name="T8"/></text:p>
                <text:p text:style-name="P19"><text:span text:style-name="T8"/></text:p>
                <text:p text:style-name="P19"><text:span text:style-name="T8"><text:s text:c="7"/>HKDF is defined in RFC 5869</text:span></text:p>
                <text:p text:style-name="P1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3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Key Schedule/Derivation (1/2)</text:span></text:p>
                <text:p text:style-name="P19"><text:span text:style-name="T8"/></text:p>
                <text:p text:style-name="P19"><text:span text:style-name="T8"><text:s text:c="17"/>0</text:span></text:p>
                <text:p text:style-name="P19"><text:span text:style-name="T8"><text:s text:c="17"/>|</text:span></text:p>
                <text:p text:style-name="P19"><text:span text:style-name="T8"><text:s text:c="17"/>v</text:span></text:p>
                <text:p text:style-name="P19"><text:span text:style-name="T8"><text:s text:c="3"/>PSK -&gt; <text:s/>HKDF-Extract = Early Secret</text:span></text:p>
                <text:p text:style-name="P19"><text:span text:style-name="T8"><text:s text:c="17"/>|</text:span></text:p>
                <text:p text:style-name="P19"><text:span text:style-name="T8"><text:s text:c="17"/>+-----&gt; Derive-Secret(.,</text:span></text:p>
                <text:p text:style-name="P19"><text:span text:style-name="T8"><text:s text:c="17"/>| <text:s text:c="20"/>"ext binder" |</text:span></text:p>
                <text:p text:style-name="P19"><text:span text:style-name="T8"><text:s text:c="17"/>| <text:s text:c="20"/>"res binder",</text:span></text:p>
                <text:p text:style-name="P19"><text:span text:style-name="T8"><text:s text:c="17"/>| <text:s text:c="20"/>"")</text:span></text:p>
                <text:p text:style-name="P19"><text:span text:style-name="T8"><text:s text:c="17"/>| <text:s text:c="20"/>= binder_key</text:span></text:p>
                <text:p text:style-name="P19"><text:span text:style-name="T8"><text:s text:c="17"/>|</text:span></text:p>
                <text:p text:style-name="P19"><text:span text:style-name="T8"><text:s text:c="17"/>+-----&gt; Derive-Secret(., "c e traffic",</text:span></text:p>
                <text:p text:style-name="P19"><text:span text:style-name="T8"><text:s text:c="17"/>| <text:s text:c="20"/>ClientHello)</text:span></text:p>
                <text:p text:style-name="P19"><text:span text:style-name="T8"><text:s text:c="17"/>| <text:s text:c="20"/>= client_early_traffic_secret</text:span></text:p>
                <text:p text:style-name="P19"><text:span text:style-name="T8"><text:s text:c="17"/>|</text:span></text:p>
                <text:p text:style-name="P19"><text:span text:style-name="T8"><text:s text:c="17"/>+-----&gt; Derive-Secret(., "e exp master",</text:span></text:p>
                <text:p text:style-name="P19"><text:span text:style-name="T8"><text:s text:c="17"/>| <text:s text:c="20"/>ClientHello)</text:span></text:p>
                <text:p text:style-name="P19"><text:span text:style-name="T8"><text:s text:c="17"/>| <text:s text:c="20"/>= early_exporter_master_secret</text:span></text:p>
                <text:p text:style-name="P19"><text:span text:style-name="T8"><text:s text:c="17"/>v</text:span></text:p>
                <text:p text:style-name="P19"><text:span text:style-name="T8"><text:s text:c="11"/>Derive-Secret(., "derived", "")</text:span></text:p>
                <text:p text:style-name="P19"><text:span text:style-name="T8"><text:s text:c="17"/>|</text:span></text:p>
                <text:p text:style-name="P19"><text:span text:style-name="T8"><text:s text:c="17"/>v</text:span></text:p>
                <text:p text:style-name="P19"><text:span text:style-name="T8">(EC)DHE -&gt; HKDF-Extract = Handshake Secret</text:span></text:p>
                <text:p text:style-name="P19"><text:span text:style-name="T8"><text:s text:c="16"/></text:span></text:p>
                <text:p text:style-name="P1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4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9" draw:text-style-name="P2" draw:layer="layout" svg:width="25.193cm" svg:height="14.999cm" svg:x="1.397cm" svg:y="0.3cm" presentation:class="outline" presentation:user-transformed="true">
          <draw:text-box>
            <text:list text:style-name="L7">
              <text:list-header>
                <text:p text:style-name="P17"><text:span text:style-name="T6"/></text:p>
                <text:p text:style-name="P18"><text:span text:style-name="T7">Key Schedule/Derivation (2/2)</text:span></text:p>
                <text:p text:style-name="P19"><text:span text:style-name="T8"/></text:p>
                <text:p text:style-name="P19"><text:span text:style-name="T8"><text:s text:c="3"/>(EC)DHE -&gt; HKDF-Extract = Handshake Secret</text:span></text:p>
                <text:p text:style-name="P19"><text:span text:style-name="T8"><text:s text:c="17"/>|</text:span></text:p>
                <text:p text:style-name="P19"><text:span text:style-name="T8"><text:s text:c="17"/>+-----&gt; Derive-Secret(., "c hs traffic",</text:span></text:p>
                <text:p text:style-name="P19"><text:span text:style-name="T8"><text:s text:c="17"/>| <text:s text:c="20"/>ClientHello...ServerHello)</text:span></text:p>
                <text:p text:style-name="P19"><text:span text:style-name="T8"><text:s text:c="17"/>| <text:s text:c="20"/>= client_handshake_traffic_secret</text:span></text:p>
                <text:p text:style-name="P19"><text:span text:style-name="T8"><text:s text:c="17"/>|</text:span></text:p>
                <text:p text:style-name="P19"><text:span text:style-name="T8"><text:s text:c="17"/>+-----&gt; Derive-Secret(., "s hs traffic",</text:span></text:p>
                <text:p text:style-name="P19"><text:span text:style-name="T8"><text:s text:c="17"/>| <text:s text:c="20"/>ClientHello...ServerHello)</text:span></text:p>
                <text:p text:style-name="P19"><text:span text:style-name="T8"><text:s text:c="17"/>| <text:s text:c="20"/>= server_handshake_traffic_secret</text:span></text:p>
                <text:p text:style-name="P19"><text:span text:style-name="T8"><text:s text:c="17"/>v</text:span></text:p>
                <text:p text:style-name="P19"><text:span text:style-name="T8"><text:s text:c="11"/>Derive-Secret(., "derived", "")</text:span></text:p>
                <text:p text:style-name="P19"><text:span text:style-name="T8"><text:s text:c="17"/>|</text:span></text:p>
                <text:p text:style-name="P19"><text:span text:style-name="T8"><text:s text:c="17"/>v</text:span></text:p>
                <text:p text:style-name="P19"><text:span text:style-name="T8"><text:s text:c="6"/>0 -&gt; HKDF-Extract = Master Secret</text:span></text:p>
                <text:p text:style-name="P19"><text:span text:style-name="T8"><text:s text:c="17"/>|</text:span></text:p>
                <text:p text:style-name="P19"><text:span text:style-name="T8"><text:s text:c="17"/>+-----&gt; Derive-Secret(., "c ap traffic",</text:span></text:p>
                <text:p text:style-name="P19"><text:span text:style-name="T8"><text:s text:c="17"/>| <text:s text:c="20"/>ClientHello...server Finished)</text:span></text:p>
                <text:p text:style-name="P19"><text:span text:style-name="T8"><text:s text:c="17"/>| <text:s text:c="20"/>= client_application_traffic_secret_0</text:span></text:p>
                <text:p text:style-name="P19"><text:span text:style-name="T8"><text:s text:c="17"/>|</text:span></text:p>
                <text:p text:style-name="P19"><text:span text:style-name="T8"><text:s text:c="17"/>+-----&gt; Derive-Secret(., "s ap traffic",</text:span></text:p>
                <text:p text:style-name="P19"><text:span text:style-name="T8"><text:s text:c="17"/>| <text:s text:c="20"/>ClientHello...server Finished)</text:span></text:p>
                <text:p text:style-name="P19"><text:span text:style-name="T8"><text:s text:c="17"/>| <text:s text:c="20"/>= server_application_traffic_secret_0</text:span></text:p>
                <text:p text:style-name="P19"><text:span text:style-name="T8"><text:s text:c="17"/>|</text:span></text:p>
                <text:p text:style-name="P19"><text:span text:style-name="T8"><text:s text:c="17"/>+-----&gt; Derive-Secret(., "exp master",</text:span></text:p>
                <text:p text:style-name="P19"><text:span text:style-name="T8"><text:s text:c="17"/>| <text:s text:c="20"/>ClientHello...server Finished)</text:span></text:p>
                <text:p text:style-name="P19"><text:span text:style-name="T8"><text:s text:c="17"/>| <text:s text:c="20"/>= exporter_master_secret</text:span></text:p>
                <text:p text:style-name="P19"><text:span text:style-name="T8"><text:s text:c="17"/>|</text:span></text:p>
                <text:p text:style-name="P19"><text:span text:style-name="T8"><text:s text:c="17"/>+-----&gt; Derive-Secret(., "res master",</text:span></text:p>
                <text:p text:style-name="P19"><text:span text:style-name="T8"><text:s text:c="39"/>ClientHello...client Finished)</text:span></text:p>
                <text:p text:style-name="P19"><text:span text:style-name="T8"><text:s text:c="39"/>= resumption_master_secret</text:span></text:p>
                <text:p text:style-name="P1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5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Versioning Muck</text:span></text:p>
              </text:list-header>
            </text:list>
          </draw:text-box>
        </draw:frame>
        <draw:frame presentation:style-name="pr13" draw:text-style-name="P26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25"><text:span text:style-name="T10">Middleboxes break things, so TLSv1.3 pretends to be TLSv1.2 in various ways</text:span></text:p>
              </text:list-item>
              <text:list-item>
                <text:p text:style-name="P25"><text:span text:style-name="T10">supported_versions extension is where the real info is now</text:span></text:p>
              </text:list-item>
              <text:list-item>
                <text:p text:style-name="P25"><text:span text:style-name="T10">ClientHello/ServerHello pretend to be TLSv1.0 or TLSv1.2</text:span></text:p>
              </text:list-item>
              <text:list-item>
                <text:p text:style-name="P25"><text:span text:style-name="T10">“Dummy” change_cipher_spec messages (see Appendix D.4) make the handshake look more like TLSv1.2</text:span></text:p>
              </text:list-item>
              <text:list-item>
                <text:p text:style-name="P25"><text:span text:style-name="T10">HelloRetryRequest pretends to be a TLSv1.2 ServerHello (magic values distinguish HRR)</text:span></text:p>
              </text:list-item>
              <text:list-item>
                <text:p text:style-name="P25"><text:span text:style-name="T10">Record layer messages pretend to be TLSv1.2 </text:span></text:p>
              </text:list-item>
              <text:list-item>
                <text:p text:style-name="P25"><text:span text:style-name="T10">Absent this muck, at least 5-10% of TLSv1.3 sessions used to fail</text:span></text:p>
              </text:list-item>
              <text:list-item>
                <text:p text:style-name="P25"><text:span text:style-name="T10">Appendix D also covers additional cases, e.g. where only some load-balanced server instances are updated at the moment (maybe due to reboots/failures or slow rollout of a new TLSv1.3 deployment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6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Notable Extensions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There are lots, some are mandatory to use for TLSv1.3, some are in-practice mandatory for the web, some not mentioned so far include:</text:span></text:p>
              </text:list-item>
              <text:list-item>
                <text:p text:style-name="P16"><text:span text:style-name="T10">cookie – helps with DDoS and DTLS</text:span></text:p>
              </text:list-item>
              <text:list-item>
                <text:p text:style-name="P16"><text:span text:style-name="T10">post_handshake_auth – is how TLS client auth is supported in TLSv1.3</text:span></text:p>
              </text:list-item>
              <text:list-item>
                <text:p text:style-name="P16"><text:span text:style-name="T10">psk_key_exchange_modes and pre_shared_key – when using PSK</text:span></text:p>
              </text:list-item>
              <text:list-item>
                <text:p text:style-name="P16"><text:span text:style-name="T10">encrypted_extensions – used from server -&gt; client </text:span></text:p>
              </text:list-item>
              <text:list-item>
                <text:p text:style-name="P16"><text:span text:style-name="T10">Some TLSv1.2 extensions remain usable in TLSv1.3 e.g. ALPN (RFC 7301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7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Record Layer 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Now AEAD and differently derived keys but same max record size (2^14 octets) and same external headers (incl. fake version)</text:span></text:p>
              </text:list-item>
              <text:list-item>
                <text:p text:style-name="P16"><text:span text:style-name="T10">AEAD =&gt; “MAC-then-encrypt” issues that caused a number of problems go away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8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Security Properties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See Appendix E of the spec, and the references therein, the TRON and TLS-DIV proceedings, and other publications</text:span></text:p>
              </text:list-item>
              <text:list-item>
                <text:p text:style-name="P16"><text:span text:style-name="T10">Forward secrecy is not absolute – TLSv1.3 attempts to provide FS wrt long term private keys but e.g. DH public vaue re-use for performance reasons can result is less than perfect FS</text:span></text:p>
              </text:list-item>
              <text:list-item>
                <text:p text:style-name="P16"><text:span text:style-name="T10">TLSv1.3 attempts to confidentiality protect identities, which is new. Server identity protection however cannot resist active attack.</text:span></text:p>
              </text:list-item>
              <text:list-item>
                <text:p text:style-name="P16"><text:span text:style-name="T10">Separation between key purposes is much more deliberate and far less ad-hoc than earlier versions of TLS.</text:span></text:p>
              </text:list-item>
              <text:list-item>
                <text:p text:style-name="P16"><text:span text:style-name="T10">Remember the security differences wrt “0-RTT”</text:span></text:p>
              </text:list-item>
              <text:list-item>
                <text:p text:style-name="P16"><text:span text:style-name="T10">Traffic analysis still works – padding mechanism exists but HOWTO use it successfully is a work-in-progress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9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3cm" svg:height="2.626cm" svg:x="1.397cm" svg:y="0.627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12" draw:text-style-name="P2" draw:layer="layout" svg:width="25.193cm" svg:height="11.017cm" svg:x="1.397cm" svg:y="3.683cm" presentation:class="outline" presentation:user-transformed="true">
          <draw:text-box>
            <text:list text:style-name="L6">
              <text:list-item>
                <text:p text:style-name="P16"><text:span text:style-name="T10">TLSv1.3 is a real improvement in almost all respects - Other than “0-RTT,” changes are all improvements IMO, some significant</text:span></text:p>
              </text:list-item>
              <text:list-item>
                <text:p text:style-name="P27"><text:span text:style-name="T10">Deployment is significant</text:span></text:p>
              </text:list-item>
              <text:list-item>
                <text:p text:style-name="P16"><text:span text:style-name="T10">Careful though – it’d not be the first time we thought we’d gotten something new correct and were ultimately proven wrong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0" presentation:class="page"/>
          <draw:frame presentation:style-name="pr2" draw:text-style-name="P3" draw:layer="layout" svg:width="16.775cm" svg:height="13.33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7cm" fo:margin-right="0cm" fo:margin-top="0.3cm" fo:margin-bottom="0cm" fo:line-height="93%" fo:text-align="start" fo:text-indent="-0.595cm" style:punctuation-wrap="simple" style:line-break="strict" loext:tab-stop-distance="0cm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.224cm" fo:margin-bottom="0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.151cm" fo:margin-bottom="0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.075cm" fo:margin-bottom="0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right" draw:auto-grow-width="true" fo:min-height="0.685cm" fo:min-width="10.125cm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" style:font-size-asian="14pt" style:language-asian="en" style:country-asian="IE" style:font-name-complex="DejaVu Sans" style:font-size-complex="14pt" style:language-complex="en" style:country-complex="IE"/>
    </style:style>
    <style:style style:name="MT3" style:family="text">
      <style:text-properties style:font-name="Liberation Sans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1cm" svg:height="2.609cm" svg:x="1.397cm" svg:y="0.627cm" presentation:class="title" presentation:placeholder="true">
        <draw:text-box/>
      </draw:frame>
      <draw:frame presentation:style-name="Default-outline1" draw:layer="backgroundobjects" svg:width="25.171cm" svg:height="9.116cm" svg:x="1.397cm" svg:y="3.684cm" presentation:class="outline" presentation:placeholder="true">
        <draw:text-box/>
      </draw:frame>
      <draw:frame draw:style-name="Mgr3" draw:text-style-name="MP6" draw:layer="backgroundobjects" svg:width="6.495cm" svg:height="1.065cm" svg:x="1.397cm" svg:y="14.346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065cm" svg:x="9.578cm" svg:y="14.346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10.625cm" svg:height="0.935cm" svg:x="16.875cm" svg:y="14.144cm">
        <draw:text-box>
          <text:p text:style-name="MP9"><text:span text:style-name="MT3"><text:page-number>&lt;number&gt;</text:page-number></text:span><text:span text:style-name="MT3">/</text:span><text:span text:style-name="MT3"><text:page-count>20</text:page-count></text:span></text:p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4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4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3-05T14:19:38.151389600</meta:creation-date>
    <dc:date>2026-03-27T13:33:25.258934631</dc:date>
    <meta:editing-cycles>127</meta:editing-cycles>
    <meta:editing-duration>PT4H58M53S</meta:editing-duration>
    <meta:generator>LibreOffice/25.8.5.2$Linux_X86_64 LibreOffice_project/252c20f6956e3db0b52e6e2f9dda67263513c8fc</meta:generator>
    <meta:document-statistic meta:object-count="99"/>
  </office:meta>
</office:document-meta>
</file>